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aca74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ca74" officeooo:paragraph-rsid="002aca74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ca74" officeooo:paragraph-rsid="002aca74" style:font-name-asian="Liberation Mono" style:font-size-asian="15.75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ca74" officeooo:paragraph-rsid="002aca74" style:font-name-asian="Liberation Mono" style:font-size-asian="18pt" style:font-name-complex="Liberation Mono" style:font-size-complex="18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ca74" officeooo:paragraph-rsid="002aca74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ca74" officeooo:paragraph-rsid="002aca74" style:font-name-asian="Liberation Mono" style:font-size-asian="19.25pt" style:font-name-complex="Liberation Mono" style:font-size-complex="22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aca74" officeooo:paragraph-rsid="002aca74" style:font-name-asian="Liberation Mono" style:font-size-asian="16pt" style:font-name-complex="Liberation Mono" style:font-size-complex="16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12" style:family="paragraph" style:parent-style-name="Standard">
      <style:text-properties fo:font-size="22pt" officeooo:rsid="002cbe1d" officeooo:paragraph-rsid="002cbe1d" style:font-size-asian="22pt" style:font-size-complex="22pt"/>
    </style:style>
    <style:style style:name="P13" style:family="paragraph" style:parent-style-name="Standard">
      <style:text-properties fo:font-size="54pt" officeooo:rsid="002cbe1d" officeooo:paragraph-rsid="002cbe1d" style:font-size-asian="54pt" style:font-size-complex="54pt"/>
    </style:style>
    <style:style style:name="T1" style:family="text">
      <style:text-properties fo:font-size="36pt" officeooo:rsid="00228101" style:font-size-asian="36pt" style:font-size-complex="36pt"/>
    </style:style>
    <style:style style:name="T2" style:family="text">
      <style:text-properties fo:font-size="36pt" officeooo:rsid="002aca74" style:font-size-asian="36pt" style:font-size-complex="36pt"/>
    </style:style>
    <style:style style:name="T3" style:family="text">
      <style:text-properties fo:font-size="36pt" officeooo:rsid="002cbe1d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17fe9d" style:font-size-asian="22pt" style:font-size-complex="22pt"/>
    </style:style>
    <style:style style:name="T6" style:family="text">
      <style:text-properties fo:font-size="22pt" officeooo:rsid="002aca74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2aca74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cbe1d"/>
    </style:style>
    <style:style style:name="T11" style:family="text">
      <style:text-properties officeooo:rsid="0017f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The Motels</text:span><text:span text:style-name="T1"> – </text:span><text:span text:style-name="T3">Only the Lonely</text:span></text:p>
      <text:p text:style-name="P12"/>
      <text:p text:style-name="P12"/>
      <text:p text:style-name="P12"/>
      <text:p text:style-name="P12"/>
      <text:p text:style-name="P13">Bob on keyboa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20:18:44.958492415</dc:date>
    <meta:editing-duration>PT3H2M47S</meta:editing-duration>
    <meta:editing-cycles>28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" meta:word-count="8" meta:character-count="43" meta:non-whitespace-character-count="36"/>
  </office:meta>
</office:document-meta>
</file>